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fa1a4" officeooo:paragraph-rsid="001fa1a4"/>
    </style:style>
    <style:style style:name="P2" style:family="paragraph" style:parent-style-name="Standard">
      <style:text-properties officeooo:rsid="001fa1a4" officeooo:paragraph-rsid="0029deb4"/>
    </style:style>
    <style:style style:name="P3" style:family="paragraph" style:parent-style-name="Standard">
      <style:text-properties officeooo:paragraph-rsid="001fa1a4"/>
    </style:style>
    <style:style style:name="P4" style:family="paragraph" style:parent-style-name="Standard">
      <style:text-properties officeooo:rsid="0024df09" officeooo:paragraph-rsid="0024df09"/>
    </style:style>
    <style:style style:name="P5" style:family="paragraph" style:parent-style-name="Standard">
      <style:text-properties style:text-line-through-style="none" style:text-line-through-type="none" officeooo:rsid="0026755b" officeooo:paragraph-rsid="0026755b"/>
    </style:style>
    <style:style style:name="P6" style:family="paragraph" style:parent-style-name="Standard">
      <style:text-properties style:text-line-through-style="none" style:text-line-through-type="none" officeooo:rsid="0028159a" officeooo:paragraph-rsid="0028159a"/>
    </style:style>
    <style:style style:name="P7" style:family="paragraph" style:parent-style-name="Standard">
      <style:text-properties style:text-line-through-style="none" style:text-line-through-type="none" fo:font-style="normal" officeooo:rsid="0028159a" officeooo:paragraph-rsid="0028159a" style:font-style-asian="normal" style:font-style-complex="normal"/>
    </style:style>
    <style:style style:name="P8" style:family="paragraph" style:parent-style-name="Standard">
      <style:text-properties style:text-line-through-style="none" style:text-line-through-type="none" fo:font-style="normal" officeooo:rsid="0038cb09" officeooo:paragraph-rsid="0038cb09" style:font-style-asian="normal" style:font-style-complex="normal"/>
    </style:style>
    <style:style style:name="P9" style:family="paragraph" style:parent-style-name="Standard">
      <style:text-properties style:text-line-through-style="none" style:text-line-through-type="none" fo:font-style="normal" officeooo:rsid="0038cb09" officeooo:paragraph-rsid="00397a9d" style:font-style-asian="normal" style:font-style-complex="normal"/>
    </style:style>
    <style:style style:name="P10" style:family="paragraph" style:parent-style-name="Standard">
      <style:text-properties fo:font-style="normal" officeooo:rsid="0024df09" officeooo:paragraph-rsid="0024df09" style:font-style-asian="normal" style:font-style-complex="normal"/>
    </style:style>
    <style:style style:name="P11" style:family="paragraph" style:parent-style-name="Standard">
      <style:text-properties fo:font-style="normal" officeooo:rsid="0026755b" officeooo:paragraph-rsid="0026755b" style:font-style-asian="normal" style:font-style-complex="normal"/>
    </style:style>
    <style:style style:name="P12" style:family="paragraph" style:parent-style-name="Standard">
      <style:text-properties officeooo:rsid="00225b02" officeooo:paragraph-rsid="0023bbe1"/>
    </style:style>
    <style:style style:name="P13" style:family="paragraph" style:parent-style-name="Standard">
      <style:text-properties fo:color="#ce181e" style:text-line-through-style="none" style:text-line-through-type="none" fo:font-style="normal" fo:font-weight="bold" officeooo:rsid="0038cb09" officeooo:paragraph-rsid="0038cb09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fo:font-style="normal" officeooo:rsid="0024df09" officeooo:paragraph-rsid="0024df09" style:font-style-asian="normal" style:font-style-complex="normal"/>
    </style:style>
    <style:style style:name="P15" style:family="paragraph" style:parent-style-name="Standard">
      <style:text-properties fo:color="#000000" style:text-line-through-style="none" style:text-line-through-type="none" fo:font-style="normal" fo:font-weight="normal" officeooo:rsid="0029deb4" officeooo:paragraph-rsid="003a5ca8" style:font-style-asian="normal" style:font-weight-asian="normal" style:font-style-complex="normal" style:font-weight-complex="normal"/>
    </style:style>
    <style:style style:name="T1" style:family="text">
      <style:text-properties officeooo:rsid="001fa1a4"/>
    </style:style>
    <style:style style:name="T2" style:family="text">
      <style:text-properties fo:font-weight="bold"/>
    </style:style>
    <style:style style:name="T3" style:family="text">
      <style:text-properties fo:font-weight="bold" officeooo:rsid="003b146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1040b" style:font-style-asian="normal" style:font-style-complex="normal"/>
    </style:style>
    <style:style style:name="T6" style:family="text">
      <style:text-properties fo:font-style="normal" officeooo:rsid="0028159a" style:font-style-asian="normal" style:font-style-complex="normal"/>
    </style:style>
    <style:style style:name="T7" style:family="text">
      <style:text-properties officeooo:rsid="0029deb4"/>
    </style:style>
    <style:style style:name="T8" style:family="text">
      <style:text-properties officeooo:rsid="00317721"/>
    </style:style>
    <style:style style:name="T9" style:family="text">
      <style:text-properties officeooo:rsid="00375ddb"/>
    </style:style>
    <style:style style:name="T10" style:family="text">
      <style:text-properties officeooo:rsid="0038cb09"/>
    </style:style>
    <style:style style:name="T11" style:family="text">
      <style:text-properties officeooo:rsid="00397a9d"/>
    </style:style>
    <style:style style:name="T12" style:family="text">
      <style:text-properties officeooo:rsid="003a5ca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% ongaro@ongaro-HP:~/TT-WebPage$ tar -zcvf user-page.tar.gz user-pa</text:p>
      <text:p text:style-name="P2">1. CD to TT-WebPage</text:p>
      <text:p text:style-name="P2"><text:s text:c="13"/><text:span text:style-name="T7">&gt;cd ~/TT-WebPage</text:span></text:p>
      <text:p text:style-name="P3"><text:span text:style-name="T1"><text:tab/>&gt; </text:span><text:span text:style-name="T2">tar</text:span> -zcf <text:span text:style-name="T1">user-page</text:span>.<text:span text:style-name="T2">tar</text:span>.<text:span text:style-name="T2">gz</text:span> <text:span text:style-name="T1">user-page</text:span></text:p>
      <text:p text:style-name="P3"/>
      <text:p text:style-name="P1">2. push to server</text:p>
      <text:p text:style-name="P3"><text:span text:style-name="T1"><text:tab/>&gt; </text:span>scp <text:span text:style-name="T1">~/TT-WebPage/</text:span>user-page.tar.gz <text:a xlink:type="simple" xlink:href="mailto:ongaro@41.89.94.43" text:style-name="Internet_20_link" text:visited-style-name="Visited_20_Internet_20_Link"><text:span text:style-name="T1">ongaro</text:span></text:a><text:a xlink:type="simple" xlink:href="mailto:ongaro@41.89.94.43" text:style-name="Internet_20_link" text:visited-style-name="Visited_20_Internet_20_Link">@41.89.94.43</text:a>:<text:span text:style-name="T1">~</text:span>/<text:span text:style-name="T1">www/</text:span></text:p>
      <text:p text:style-name="P3"/>
      <text:p text:style-name="P1">3. Log Onto the server ssh <text:s/><text:a xlink:type="simple" xlink:href="mailto:ongaro@41.89.94.43" text:style-name="Internet_20_link" text:visited-style-name="Visited_20_Internet_20_Link">ongaro@41.89.94.43</text:a></text:p>
      <text:p text:style-name="P1">4. Check the upload</text:p>
      <text:p text:style-name="P1"><text:tab/>&gt; cd www/</text:p>
      <text:p text:style-name="P1"><text:span text:style-name="T9"><text:s text:c="12"/>&gt;</text:span>tar -zxf user-page.tar.gz</text:p>
      <text:p text:style-name="P1"><text:tab/>&gt; l<text:span text:style-name="T8">s</text:span></text:p>
      <text:p text:style-name="P12"/>
      <text:p text:style-name="P4"><text:span text:style-name="T5">5. </text:span><text:span text:style-name="T4">Reload to page to see your changes. CTRL + R</text:span></text:p>
      <text:p text:style-name="P10"/>
      <text:p text:style-name="P10"/>
      <text:p text:style-name="P10"/>
      <text:p text:style-name="P10"/>
      <text:p text:style-name="P14"/>
      <text:p text:style-name="P10"/>
      <text:p text:style-name="P10"/>
      <text:p text:style-name="P11">Delete Apache log files</text:p>
      <text:p text:style-name="P11"/>
      <text:p text:style-name="P11">1. Log onto the server</text:p>
      <text:p text:style-name="P5"><text:span text:style-name="T4">2. sudo </text:span><text:span text:style-name="T6">su</text:span></text:p>
      <text:p text:style-name="P6"><text:span text:style-name="T6">3. </text:span><text:span text:style-name="T4">cd /var/log/apache2</text:span></text:p>
      <text:p text:style-name="P7">4. rm -rf user-page-*</text:p>
      <text:p text:style-name="P7">5. service apache2 reload</text:p>
      <text:p text:style-name="P7">6. du -sh *</text:p>
      <text:p text:style-name="P7">7. exit</text:p>
      <text:p text:style-name="P7"/>
      <text:p text:style-name="P7"/>
      <text:p text:style-name="P13">Canvas Page!</text:p>
      <text:p text:style-name="P13"/>
      <text:p text:style-name="P15">cd ~/TT-WebPage</text:p>
      <text:p text:style-name="P8"/>
      <text:p text:style-name="P9"><text:span text:style-name="T3">sudo </text:span><text:span text:style-name="T2">tar</text:span> -zcf <text:span text:style-name="T11">public</text:span>.<text:span text:style-name="T2">tar</text:span>.<text:span text:style-name="T2">gz</text:span> <text:span text:style-name="T12">public</text:span></text:p>
      <text:p text:style-name="P8"/>
      <text:p text:style-name="P8">scp -P 2222 ~/TT-WebPage/public.tar.gz adminuser@41.89.94.38:</text:p>
      <text:p text:style-name="P8"/>
      <text:p text:style-name="P7">ssh <text:s/>adminuser@41.89.94.38 -p 2222</text:p>
      <text:p text:style-name="P7"/>
      <text:p text:style-name="P7">sudo mv <text:span text:style-name="T10">public</text:span>.tar.gz /var/canvas</text:p>
      <text:p text:style-name="P7"/>
      <text:p text:style-name="P7">cd <text:s/>/var/canvas</text:p>
      <text:p text:style-name="P7"/>
      <text:p text:style-name="P7">sudo tar -zxf <text:span text:style-name="T10">public</text:span>.tar.gz</text:p>
      <text:p text:style-name="P7"><text:soft-page-break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4:04:40.213350232</meta:creation-date>
    <dc:date>2019-05-20T18:36:33.562253134</dc:date>
    <meta:editing-duration>P7DT6H46M25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2" meta:paragraph-count="28" meta:word-count="112" meta:character-count="769" meta:non-whitespace-character-count="653"/>
  </office:meta>
</office:document-meta>
</file>